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20-08-21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9-07-28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6-10-17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6-02-01 2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5-12-14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5-10-08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5-09-22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5-08-09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5-07-29 0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5-06-02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5-05-27 22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5-04-30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5-03-05 0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5-01-14 0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4-10-30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4-09-30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4-08-13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4-07-31 0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4-07-08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4-06-28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4-05-30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4-04-09 2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4-03-25 0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4-02-21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3-12-13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3-11-21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3-09-21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3-08-12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3-07-24 0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3-06-28 2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3-04-10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3-03-21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3-01-0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2-10-17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2-09-20 2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2-08-30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2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2-06-11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2-05-21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2-04-17 2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2-03-11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2-01-05 2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1-10-04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1-06-09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1-05-13 2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1-04-14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0-08-18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10-03-04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09-11-20 2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09-10-19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09-08-05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09-07-02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09-04-03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09-03-04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2002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1998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603088563501</text:p>
          </table:table-cell>
          <table:table-cell office:value-type="string" calcext:value-type="string">
            <text:p>1997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6" meta:object-count="0"/>
    <meta:user-defined meta:name="AppVersion">3.0</meta:user-defined>
  </office:meta>
</office:document-meta>
</file>